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Handler.echoChannel( Flux &lt; String &gt; payloa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ServerToClientIntegrationTests.connectAndRunTest( String connectionRo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SocketConfig.serverMessag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Handler.echoStream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andler.echo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ServerToClientIntegrationTests.tearDown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andler.receive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ServerToClientIntegrationTests.setup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erController.echoStream( RSocketRequester reque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SocketServerToClientIntegrationTests.echo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troller.echoAsync( RSocketRequester reque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erController.echo( RSocketRequester reque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erController.runTest( Runnable testEch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erControll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ServerToClientIntegrationTests.echo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Handler.echoAsync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troller.await( Duration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troller.echoChannel( RSocketRequester reque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SocketConfig.rsocketStrateg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ServerToClientIntegrationTests.ech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Config.server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ServerToClientIntegrationTests.echoA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troller.handleFireAndFo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